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Foglio1" table:style-name="ta1">
        <table:shapes>
          <draw:frame draw:z-index="0" draw:style-name="gr1" svg:width="37.369cm" svg:height="9.009cm" svg:x="4.654cm" svg:y="27.996cm">
            <draw:object draw:notify-on-update-of-ranges="Foglio1.B2:Foglio1.B115 Foglio1.C2:Foglio1.C1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float" office:value="0.00670125">
            <text:p>0,00670125</text:p>
          </table:table-cell>
          <table:table-cell office:value-type="float" office:value="0.0044675">
            <text:p>0,0044675</text:p>
          </table:table-cell>
          <table:table-cell/>
        </table:table-row>
        <table:table-row table:style-name="ro2">
          <table:table-cell/>
          <table:table-cell office:value-type="float" office:value="0.00223375">
            <text:p>0,00223375</text:p>
          </table:table-cell>
          <table:table-cell office:value-type="float" office:value="0.0044675">
            <text:p>0,0044675</text:p>
          </table:table-cell>
          <table:table-cell/>
        </table:table-row>
        <table:table-row table:style-name="ro2">
          <table:table-cell/>
          <table:table-cell office:value-type="float" office:value="10.0045">
            <text:p>10,0045</text:p>
          </table:table-cell>
          <table:table-cell office:value-type="float" office:value="0.00148917">
            <text:p>0,00148917</text:p>
          </table:table-cell>
          <table:table-cell/>
        </table:table-row>
        <table:table-row table:style-name="ro2">
          <table:table-cell/>
          <table:table-cell office:value-type="float" office:value="3.33482">
            <text:p>3,33482</text:p>
          </table:table-cell>
          <table:table-cell office:value-type="float" office:value="2.0003">
            <text:p>2,0003</text:p>
          </table:table-cell>
          <table:table-cell/>
        </table:table-row>
        <table:table-row table:style-name="ro2">
          <table:table-cell/>
          <table:table-cell office:value-type="float" office:value="0.833705">
            <text:p>0,833705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0.697808">
            <text:p>0,697808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.26094">
            <text:p>2,26094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.26094">
            <text:p>2,26094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.20807">
            <text:p>1,20807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.56676">
            <text:p>2,56676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.33067">
            <text:p>1,33067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0.887112">
            <text:p>0,887112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0.692307">
            <text:p>0,692307</text:p>
          </table:table-cell>
          <table:table-cell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0.908351">
            <text:p>0,908351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.85402">
            <text:p>2,85402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.49512">
            <text:p>1,49512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.5274">
            <text:p>2,5274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1.05883">
            <text:p>1,05883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3.34471">
            <text:p>3,3447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.1814">
            <text:p>3,1814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4.89386">
            <text:p>4,89386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.03791">
            <text:p>4,03791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7.64913">
            <text:p>7,64913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7.71059">
            <text:p>7,71059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.8926">
            <text:p>3,8926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.46472">
            <text:p>2,46472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.6134">
            <text:p>3,6134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.49681">
            <text:p>3,49681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.29581">
            <text:p>3,29581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.1535">
            <text:p>1,1535</text:p>
          </table:table-cell>
          <table:table-cell/>
        </table:table-row>
        <table:table-row table:style-name="ro2">
          <table:table-cell/>
          <table:table-cell office:value-type="float" office:value="7.5">
            <text:p>7,5</text:p>
          </table:table-cell>
          <table:table-cell office:value-type="float" office:value="1.1535">
            <text:p>1,1535</text:p>
          </table:table-cell>
          <table:table-cell/>
        </table:table-row>
        <table:table-row table:style-name="ro2">
          <table:table-cell/>
          <table:table-cell office:value-type="float" office:value="1.875">
            <text:p>1,875</text:p>
          </table:table-cell>
          <table:table-cell office:value-type="float" office:value="1.64239">
            <text:p>1,64239</text:p>
          </table:table-cell>
          <table:table-cell/>
        </table:table-row>
        <table:table-row table:style-name="ro2">
          <table:table-cell/>
          <table:table-cell office:value-type="float" office:value="1.625">
            <text:p>1,625</text:p>
          </table:table-cell>
          <table:table-cell office:value-type="float" office:value="1.67799">
            <text:p>1,67799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.68213">
            <text:p>1,68213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.68602">
            <text:p>1,68602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.10662">
            <text:p>1,10662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.10953">
            <text:p>1,10953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.11181">
            <text:p>1,11181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.11353">
            <text:p>1,11353</text:p>
          </table:table-cell>
          <table:table-cell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3.34472">
            <text:p>3,34472</text:p>
          </table:table-cell>
          <table:table-cell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3.3503">
            <text:p>13,3503</text:p>
          </table:table-cell>
          <table:table-cell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3.4081">
            <text:p>23,4081</text:p>
          </table:table-cell>
          <table:table-cell/>
        </table:table-row>
        <table:table-row table:style-name="ro2">
          <table:table-cell/>
          <table:table-cell office:value-type="float" office:value="43.2379">
            <text:p>43,2379</text:p>
          </table:table-cell>
          <table:table-cell office:value-type="float" office:value="3.92739">
            <text:p>3,92739</text:p>
          </table:table-cell>
          <table:table-cell/>
        </table:table-row>
        <table:table-row table:style-name="ro2">
          <table:table-cell/>
          <table:table-cell office:value-type="float" office:value="2.87442">
            <text:p>2,87442</text:p>
          </table:table-cell>
          <table:table-cell office:value-type="float" office:value="0.141404">
            <text:p>0,141404</text:p>
          </table:table-cell>
          <table:table-cell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7.92744">
            <text:p>7,92744</text:p>
          </table:table-cell>
          <table:table-cell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.0713705">
            <text:p>0,071370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.0850203">
            <text:p>0,085020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.0422586">
            <text:p>0,0422586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.0620788">
            <text:p>0,0620788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.0620788">
            <text:p>0,0620788</text:p>
          </table:table-cell>
          <table:table-cell office:value-type="float" office:value="0.028931">
            <text:p>0,028931</text:p>
          </table:table-cell>
          <table:table-cell/>
        </table:table-row>
        <table:table-row table:style-name="ro2">
          <table:table-cell/>
          <table:table-cell office:value-type="float" office:value="8.28609">
            <text:p>8,28609</text:p>
          </table:table-cell>
          <table:table-cell office:value-type="float" office:value="4.99277">
            <text:p>4,99277</text:p>
          </table:table-cell>
          <table:table-cell/>
        </table:table-row>
        <table:table-row table:style-name="ro2">
          <table:table-cell/>
          <table:table-cell office:value-type="float" office:value="13.5336">
            <text:p>13,5336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office:value-type="float" office:value="12.7867">
            <text:p>12,7867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12.8354">
            <text:p>12,8354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12.4291">
            <text:p>12,429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float" office:value="0.0275976">
            <text:p>0,0275976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0.0157838">
            <text:p>0,0157838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0.0197217">
            <text:p>0,0197217</text:p>
          </table:table-cell>
          <table:table-cell office:value-type="float" office:value="0.622556">
            <text:p>0,622556</text:p>
          </table:table-cell>
          <table:table-cell/>
        </table:table-row>
        <table:table-row table:style-name="ro2">
          <table:table-cell/>
          <table:table-cell office:value-type="float" office:value="0.00395964">
            <text:p>0,00395964</text:p>
          </table:table-cell>
          <table:table-cell office:value-type="float" office:value="0.713959">
            <text:p>0,713959</text:p>
          </table:table-cell>
          <table:table-cell/>
        </table:table-row>
        <table:table-row table:style-name="ro2">
          <table:table-cell/>
          <table:table-cell office:value-type="float" office:value="0.000502291">
            <text:p>0,000502291</text:p>
          </table:table-cell>
          <table:table-cell office:value-type="float" office:value="1.09281">
            <text:p>1,09281</text:p>
          </table:table-cell>
          <table:table-cell/>
        </table:table-row>
        <table:table-row table:style-name="ro2">
          <table:table-cell/>
          <table:table-cell office:value-type="float" office:value="0.0170873">
            <text:p>0,0170873</text:p>
          </table:table-cell>
          <table:table-cell office:value-type="float" office:value="1.09281">
            <text:p>1,09281</text:p>
          </table:table-cell>
          <table:table-cell/>
        </table:table-row>
        <table:table-row table:style-name="ro2">
          <table:table-cell/>
          <table:table-cell office:value-type="float" office:value="0.00491772">
            <text:p>0,00491772</text:p>
          </table:table-cell>
          <table:table-cell office:value-type="float" office:value="2.39783">
            <text:p>2,39783</text:p>
          </table:table-cell>
          <table:table-cell/>
        </table:table-row>
        <table:table-row table:style-name="ro2">
          <table:table-cell/>
          <table:table-cell office:value-type="float" office:value="0.041013">
            <text:p>0,041013</text:p>
          </table:table-cell>
          <table:table-cell office:value-type="float" office:value="2.57738">
            <text:p>2,57738</text:p>
          </table:table-cell>
          <table:table-cell/>
        </table:table-row>
        <table:table-row table:style-name="ro2">
          <table:table-cell/>
          <table:table-cell office:value-type="float" office:value="0.041013">
            <text:p>0,041013</text:p>
          </table:table-cell>
          <table:table-cell office:value-type="float" office:value="2.57738">
            <text:p>2,57738</text:p>
          </table:table-cell>
          <table:table-cell/>
        </table:table-row>
        <table:table-row table:style-name="ro2">
          <table:table-cell/>
          <table:table-cell office:value-type="float" office:value="0.0651563">
            <text:p>0,0651563</text:p>
          </table:table-cell>
          <table:table-cell office:value-type="float" office:value="1.36414">
            <text:p>1,36414</text:p>
          </table:table-cell>
          <table:table-cell/>
        </table:table-row>
        <table:table-row table:style-name="ro2">
          <table:table-cell/>
          <table:table-cell office:value-type="float" office:value="0.0237776">
            <text:p>0,0237776</text:p>
          </table:table-cell>
          <table:table-cell office:value-type="float" office:value="1.39501">
            <text:p>1,39501</text:p>
          </table:table-cell>
          <table:table-cell/>
        </table:table-row>
        <table:table-row table:style-name="ro2">
          <table:table-cell/>
          <table:table-cell office:value-type="float" office:value="0.810912">
            <text:p>0,810912</text:p>
          </table:table-cell>
          <table:table-cell office:value-type="float" office:value="1.39999">
            <text:p>1,39999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.41759">
            <text:p>1,41759</text:p>
          </table:table-cell>
          <table:table-cell/>
        </table:table-row>
        <table:table-row table:style-name="ro2">
          <table:table-cell/>
          <table:table-cell office:value-type="float" office:value="0.514099">
            <text:p>0,514099</text:p>
          </table:table-cell>
          <table:table-cell office:value-type="float" office:value="3.02193">
            <text:p>3,02193</text:p>
          </table:table-cell>
          <table:table-cell/>
        </table:table-row>
        <table:table-row table:style-name="ro2">
          <table:table-cell/>
          <table:table-cell office:value-type="float" office:value="13.061">
            <text:p>13,061</text:p>
          </table:table-cell>
          <table:table-cell office:value-type="float" office:value="3.02193">
            <text:p>3,02193</text:p>
          </table:table-cell>
          <table:table-cell/>
        </table:table-row>
        <table:table-row table:style-name="ro2">
          <table:table-cell/>
          <table:table-cell office:value-type="float" office:value="4.89427">
            <text:p>4,89427</text:p>
          </table:table-cell>
          <table:table-cell office:value-type="float" office:value="2.54418">
            <text:p>2,54418</text:p>
          </table:table-cell>
          <table:table-cell/>
        </table:table-row>
        <table:table-row table:style-name="ro2">
          <table:table-cell/>
          <table:table-cell office:value-type="float" office:value="6.30549">
            <text:p>6,30549</text:p>
          </table:table-cell>
          <table:table-cell office:value-type="float" office:value="3.0851">
            <text:p>3,0851</text:p>
          </table:table-cell>
          <table:table-cell/>
        </table:table-row>
        <table:table-row table:style-name="ro2">
          <table:table-cell/>
          <table:table-cell office:value-type="float" office:value="10.4309">
            <text:p>10,4309</text:p>
          </table:table-cell>
          <table:table-cell office:value-type="float" office:value="2.50946">
            <text:p>2,50946</text:p>
          </table:table-cell>
          <table:table-cell/>
        </table:table-row>
        <table:table-row table:style-name="ro2">
          <table:table-cell/>
          <table:table-cell office:value-type="float" office:value="10.5834">
            <text:p>10,5834</text:p>
          </table:table-cell>
          <table:table-cell office:value-type="float" office:value="5.01893">
            <text:p>5,01893</text:p>
          </table:table-cell>
          <table:table-cell/>
        </table:table-row>
        <table:table-row table:style-name="ro2">
          <table:table-cell/>
          <table:table-cell office:value-type="float" office:value="10.9599">
            <text:p>10,9599</text:p>
          </table:table-cell>
          <table:table-cell office:value-type="float" office:value="6.85054">
            <text:p>6,85054</text:p>
          </table:table-cell>
          <table:table-cell/>
        </table:table-row>
        <table:table-row table:style-name="ro2">
          <table:table-cell/>
          <table:table-cell office:value-type="float" office:value="12.6019">
            <text:p>12,6019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float" office:value="0.14442">
            <text:p>0,1444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float" office:value="1.68124">
            <text:p>1,68124</text:p>
          </table:table-cell>
          <table:table-cell office:value-type="float" office:value="37.5426">
            <text:p>37,5426</text:p>
          </table:table-cell>
          <table:table-cell/>
        </table:table-row>
        <table:table-row table:style-name="ro2">
          <table:table-cell/>
          <table:table-cell office:value-type="float" office:value="11.3556">
            <text:p>11,3556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office:value-type="float" office:value="11.643">
            <text:p>11,643</text:p>
          </table:table-cell>
          <table:table-cell office:value-type="float" office:value="7.25204">
            <text:p>7,25204</text:p>
          </table:table-cell>
          <table:table-cell/>
        </table:table-row>
        <table:table-row table:style-name="ro2">
          <table:table-cell/>
          <table:table-cell office:value-type="float" office:value="11.9179">
            <text:p>11,9179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18.3009">
            <text:p>18,3009</text:p>
          </table:table-cell>
          <table:table-cell office:value-type="float" office:value="7.69385">
            <text:p>7,69385</text:p>
          </table:table-cell>
          <table:table-cell/>
        </table:table-row>
        <table:table-row table:style-name="ro2">
          <table:table-cell/>
          <table:table-cell office:value-type="float" office:value="16.61">
            <text:p>16,6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3.38302">
            <text:p>3,38302</text:p>
          </table:table-cell>
          <table:table-cell office:value-type="float" office:value="3.03336">
            <text:p>3,03336</text:p>
          </table:table-cell>
          <table:table-cell/>
        </table:table-row>
        <table:table-row table:style-name="ro2">
          <table:table-cell/>
          <table:table-cell office:value-type="float" office:value="3.4402">
            <text:p>3,440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36.5186">
            <text:p>36,5186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36.5186">
            <text:p>36,5186</text:p>
          </table:table-cell>
          <table:table-cell office:value-type="float" office:value="5.75005">
            <text:p>5,75005</text:p>
          </table:table-cell>
          <table:table-cell/>
        </table:table-row>
        <table:table-row table:style-name="ro2">
          <table:table-cell/>
          <table:table-cell office:value-type="float" office:value="33.9505">
            <text:p>33,9505</text:p>
          </table:table-cell>
          <table:table-cell office:value-type="float" office:value="12.125">
            <text:p>12,125</text:p>
          </table:table-cell>
          <table:table-cell/>
        </table:table-row>
        <table:table-row table:style-name="ro2">
          <table:table-cell/>
          <table:table-cell office:value-type="float" office:value="39.2363">
            <text:p>39,2363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float" office:value="2.51929">
            <text:p>2,51929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float" office:value="2.90822">
            <text:p>2,90822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float" office:value="5.84485">
            <text:p>5,84485</text:p>
          </table:table-cell>
          <table:table-cell office:value-type="float" office:value="9.98992">
            <text:p>9,98992</text:p>
          </table:table-cell>
          <table:table-cell/>
        </table:table-row>
        <table:table-row table:style-name="ro2">
          <table:table-cell/>
          <table:table-cell office:value-type="float" office:value="10.8852">
            <text:p>10,8852</text:p>
          </table:table-cell>
          <table:table-cell office:value-type="float" office:value="0.0302287">
            <text:p>0,0302287</text:p>
          </table:table-cell>
          <table:table-cell/>
        </table:table-row>
        <table:table-row table:style-name="ro2">
          <table:table-cell/>
          <table:table-cell office:value-type="float" office:value="19.0762">
            <text:p>19,0762</text:p>
          </table:table-cell>
          <table:table-cell table:number-columns-repeated="2"/>
        </table:table-row>
        <table:table-row table:style-name="ro2">
          <table:table-cell/>
          <table:table-cell office:value-type="float" office:value="43.202">
            <text:p>43,2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43.202">
            <text:p>43,2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43.202">
            <text:p>43,2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.1808">
            <text:p>28,180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.1808">
            <text:p>13,180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.3296">
            <text:p>13,329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.508">
            <text:p>13,50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.5728">
            <text:p>13,5728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OTAL</text:p>
          </table:table-cell>
          <table:table-cell table:style-name="ce1" table:formula="of:=SUM([.B2:.B115])" office:value-type="float" office:value="918.625957951">
            <text:p>918,625957951</text:p>
          </table:table-cell>
          <table:table-cell table:style-name="ce1" table:formula="of:=SUM([.C2:.C106])" office:value-type="float" office:value="527.61510087">
            <text:p>527,61510087</text:p>
          </table:table-cell>
          <table:table-cell table:style-name="ce1" office:value-type="float" office:value="0">
            <text:p>0</text:p>
          </table:table-cell>
        </table:table-row>
      </table:table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galaten </meta:initial-creator>
    <meta:creation-date>2016-03-24T16:34:36</meta:creation-date>
    <dc:date>2016-03-24T16:56:25</dc:date>
    <dc:creator>Hargalaten </dc:creator>
    <meta:editing-duration>PT6M38S</meta:editing-duration>
    <meta:editing-cycles>1</meta:editing-cycles>
    <meta:document-statistic meta:table-count="3" meta:cell-count="223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37cm" svg:height="9.01cm" xlink:href=".." xlink:type="simple" chart:class="chart:line" chart:style-name="ch1">
        <chart:legend chart:legend-position="end" svg:x="34.438cm" svg:y="3.957cm" style:legend-expansion="high" chart:style-name="ch2"/>
        <chart:plot-area chart:style-name="ch3" table:cell-range-address="Foglio1.B2:Foglio1.C115" svg:x="1.197cm" svg:y="0.855cm" svg:width="31.747cm" svg:height="7.555cm">
          <chartooo:coordinate-region svg:x="1.818cm" svg:y="1.054cm" svg:width="31.119cm" svg:height="6.3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2:Foglio1.B115" chart:class="chart:line">
            <chart:data-point chart:repeated="114"/>
          </chart:series>
          <chart:series chart:style-name="ch7" chart:values-cell-range-address="Foglio1.C2:Foglio1.C115" chart:class="chart:line">
            <chart:data-point chart:repeated="1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70125">
                <text:p>0.00670125</text:p>
                <draw:g>
                  <svg:desc>Foglio1.B2:Foglio1.B115</svg:desc>
                </draw:g>
              </table:table-cell>
              <table:table-cell office:value-type="float" office:value="0.0044675">
                <text:p>0.0044675</text:p>
                <draw:g>
                  <svg:desc>Foglio1.C2:Foglio1.C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23375">
                <text:p>0.00223375</text:p>
              </table:table-cell>
              <table:table-cell office:value-type="float" office:value="0.0044675">
                <text:p>0.0044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0045">
                <text:p>10.0045</text:p>
              </table:table-cell>
              <table:table-cell office:value-type="float" office:value="0.00148917">
                <text:p>0.001489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3482">
                <text:p>3.33482</text:p>
              </table:table-cell>
              <table:table-cell office:value-type="float" office:value="2.0003">
                <text:p>2.0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3705">
                <text:p>0.8337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697808">
                <text:p>0.6978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.26094">
                <text:p>2.26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.26094">
                <text:p>2.26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20807">
                <text:p>1.20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.56676">
                <text:p>2.56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.33067">
                <text:p>1.330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887112">
                <text:p>0.887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692307">
                <text:p>0.692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908351">
                <text:p>0.908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.85402">
                <text:p>2.854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.49512">
                <text:p>1.49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.5274">
                <text:p>2.52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5883">
                <text:p>1.058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4471">
                <text:p>3.34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3.1814">
                <text:p>3.18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4.89386">
                <text:p>4.89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4.03791">
                <text:p>4.037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7.64913">
                <text:p>7.649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7.71059">
                <text:p>7.710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.8926">
                <text:p>3.89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2.46472">
                <text:p>2.464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3.6134">
                <text:p>3.61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.49681">
                <text:p>3.496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.29581">
                <text:p>3.29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.1535">
                <text:p>1.15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5">
                <text:p>7.5</text:p>
              </table:table-cell>
              <table:table-cell office:value-type="float" office:value="1.1535">
                <text:p>1.1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75">
                <text:p>1.875</text:p>
              </table:table-cell>
              <table:table-cell office:value-type="float" office:value="1.64239">
                <text:p>1.642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25">
                <text:p>1.625</text:p>
              </table:table-cell>
              <table:table-cell office:value-type="float" office:value="1.67799">
                <text:p>1.677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.68213">
                <text:p>1.682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.68602">
                <text:p>1.68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.10662">
                <text:p>1.106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.10953">
                <text:p>1.109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.11181">
                <text:p>1.11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.11353">
                <text:p>1.1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3.34472">
                <text:p>3.344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13.3503">
                <text:p>13.35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23.4081">
                <text:p>23.40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.2379">
                <text:p>43.2379</text:p>
              </table:table-cell>
              <table:table-cell office:value-type="float" office:value="3.92739">
                <text:p>3.927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7442">
                <text:p>2.87442</text:p>
              </table:table-cell>
              <table:table-cell office:value-type="float" office:value="0.141404">
                <text:p>0.1414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7.92744">
                <text:p>7.927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13705">
                <text:p>0.0713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50203">
                <text:p>0.0850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22586">
                <text:p>0.0422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20788">
                <text:p>0.0620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20788">
                <text:p>0.0620788</text:p>
              </table:table-cell>
              <table:table-cell office:value-type="float" office:value="0.028931">
                <text:p>0.0289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28609">
                <text:p>8.28609</text:p>
              </table:table-cell>
              <table:table-cell office:value-type="float" office:value="4.99277">
                <text:p>4.99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5336">
                <text:p>13.53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7867">
                <text:p>12.78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8354">
                <text:p>12.83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4291">
                <text:p>12.4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75976">
                <text:p>0.02759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57838">
                <text:p>0.01578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97217">
                <text:p>0.0197217</text:p>
              </table:table-cell>
              <table:table-cell office:value-type="float" office:value="0.622556">
                <text:p>0.6225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95964">
                <text:p>0.00395964</text:p>
              </table:table-cell>
              <table:table-cell office:value-type="float" office:value="0.713959">
                <text:p>0.7139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502291">
                <text:p>0.000502291</text:p>
              </table:table-cell>
              <table:table-cell office:value-type="float" office:value="1.09281">
                <text:p>1.092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70873">
                <text:p>0.0170873</text:p>
              </table:table-cell>
              <table:table-cell office:value-type="float" office:value="1.09281">
                <text:p>1.092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491772">
                <text:p>0.00491772</text:p>
              </table:table-cell>
              <table:table-cell office:value-type="float" office:value="2.39783">
                <text:p>2.397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1013">
                <text:p>0.041013</text:p>
              </table:table-cell>
              <table:table-cell office:value-type="float" office:value="2.57738">
                <text:p>2.577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1013">
                <text:p>0.041013</text:p>
              </table:table-cell>
              <table:table-cell office:value-type="float" office:value="2.57738">
                <text:p>2.577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51563">
                <text:p>0.0651563</text:p>
              </table:table-cell>
              <table:table-cell office:value-type="float" office:value="1.36414">
                <text:p>1.364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37776">
                <text:p>0.0237776</text:p>
              </table:table-cell>
              <table:table-cell office:value-type="float" office:value="1.39501">
                <text:p>1.395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10912">
                <text:p>0.810912</text:p>
              </table:table-cell>
              <table:table-cell office:value-type="float" office:value="1.39999">
                <text:p>1.3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.41759">
                <text:p>1.417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14099">
                <text:p>0.514099</text:p>
              </table:table-cell>
              <table:table-cell office:value-type="float" office:value="3.02193">
                <text:p>3.021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061">
                <text:p>13.061</text:p>
              </table:table-cell>
              <table:table-cell office:value-type="float" office:value="3.02193">
                <text:p>3.021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89427">
                <text:p>4.89427</text:p>
              </table:table-cell>
              <table:table-cell office:value-type="float" office:value="2.54418">
                <text:p>2.544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30549">
                <text:p>6.30549</text:p>
              </table:table-cell>
              <table:table-cell office:value-type="float" office:value="3.0851">
                <text:p>3.08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4309">
                <text:p>10.4309</text:p>
              </table:table-cell>
              <table:table-cell office:value-type="float" office:value="2.50946">
                <text:p>2.509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5834">
                <text:p>10.5834</text:p>
              </table:table-cell>
              <table:table-cell office:value-type="float" office:value="5.01893">
                <text:p>5.018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9599">
                <text:p>10.9599</text:p>
              </table:table-cell>
              <table:table-cell office:value-type="float" office:value="6.85054">
                <text:p>6.850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6019">
                <text:p>12.60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442">
                <text:p>0.144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8124">
                <text:p>1.68124</text:p>
              </table:table-cell>
              <table:table-cell office:value-type="float" office:value="37.5426">
                <text:p>37.54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3556">
                <text:p>11.35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643">
                <text:p>11.643</text:p>
              </table:table-cell>
              <table:table-cell office:value-type="float" office:value="7.25204">
                <text:p>7.25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9179">
                <text:p>11.9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3009">
                <text:p>18.3009</text:p>
              </table:table-cell>
              <table:table-cell office:value-type="float" office:value="7.69385">
                <text:p>7.693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61">
                <text:p>16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38302">
                <text:p>3.38302</text:p>
              </table:table-cell>
              <table:table-cell office:value-type="float" office:value="3.03336">
                <text:p>3.033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4402">
                <text:p>3.4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.5186">
                <text:p>36.5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.5186">
                <text:p>36.5186</text:p>
              </table:table-cell>
              <table:table-cell office:value-type="float" office:value="5.75005">
                <text:p>5.750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.9505">
                <text:p>33.9505</text:p>
              </table:table-cell>
              <table:table-cell office:value-type="float" office:value="12.125">
                <text:p>12.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.2363">
                <text:p>39.23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1929">
                <text:p>2.519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90822">
                <text:p>2.908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84485">
                <text:p>5.84485</text:p>
              </table:table-cell>
              <table:table-cell office:value-type="float" office:value="9.98992">
                <text:p>9.989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8852">
                <text:p>10.8852</text:p>
              </table:table-cell>
              <table:table-cell office:value-type="float" office:value="0.0302287">
                <text:p>0.03022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.0762">
                <text:p>19.0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.202">
                <text:p>43.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.202">
                <text:p>43.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.202">
                <text:p>43.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.1808">
                <text:p>28.1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1808">
                <text:p>13.1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3296">
                <text:p>13.3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508">
                <text:p>13.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5728">
                <text:p>13.57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